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278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svg:stroke-color="#ff4000" draw:fill-color="#ff4000" draw:opacity="100%" draw:textarea-horizontal-align="justify" draw:textarea-vertical-align="middle" draw:auto-grow-height="false" fo:min-height="5.05cm" fo:min-width="7.12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4000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27cm" svg:x="1.635cm" svg:y="9.38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27cm" svg:x="3.921cm" svg:y="9.38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27cm" svg:x="6.207cm" svg:y="9.382cm">
          <text:p text:style-name="P1">C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cm" svg:height="1.27cm" svg:x="2.143cm" svg:y="11.922cm">
          <draw:text-box>
            <text:p>Paquetes</text:p>
          </draw:text-box>
        </draw:frame>
        <draw:custom-shape draw:style-name="gr3" draw:text-style-name="P3" draw:layer="layout" svg:width="7.62cm" svg:height="5.3cm" draw:transform="rotate (1.57097085972009) translate (9.255cm 13.192cm)">
          <text:p/>
          <draw:enhanced-geometry svg:viewBox="0 0 21600 21600" draw:glue-points="?f6 10800 10800 21600 ?f5 10800 10800 0" draw:text-areas="?f3 ?f3 ?f4 ?f4" draw:mirror-vertical="true" draw:mirror-horizontal="true" draw:type="trapezoid" draw:modifiers="5813.255217868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2" draw:layer="layout" svg:width="2.54cm" svg:height="1.651cm" svg:x="12.176cm" svg:y="14.081cm">
          <draw:text-box>
            <text:p>Router</text:p>
          </draw:text-box>
        </draw:frame>
        <draw:custom-shape draw:style-name="gr5" draw:text-style-name="P1" draw:layer="layout" svg:width="4.064cm" svg:height="2.032cm" svg:x="27.035cm" svg:y="1.635cm">
          <text:p text:style-name="P1">Lib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2.032cm" svg:x="26.908cm" svg:y="8.747cm">
          <text:p text:style-name="P1">Lib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2.032cm" svg:x="26.908cm" svg:y="16.24cm">
          <text:p text:style-name="P1">Ocupado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81cm" svg:height="1.016cm" svg:x="27.162cm" svg:y="4.683cm">
          <draw:text-box>
            <text:p>Terminal A</text:p>
          </draw:text-box>
        </draw:frame>
        <draw:frame draw:style-name="gr6" draw:text-style-name="P2" draw:layer="layout" svg:width="3.81cm" svg:height="1.016cm" svg:x="27.162cm" svg:y="11.541cm">
          <draw:text-box>
            <text:p>Terminal B</text:p>
          </draw:text-box>
        </draw:frame>
        <draw:frame draw:style-name="gr7" draw:text-style-name="P2" draw:layer="layout" svg:width="4.064cm" svg:height="0.962cm" svg:x="26.908cm" svg:y="18.907cm">
          <draw:text-box>
            <text:p>Terminal C</text:p>
          </draw:text-box>
        </draw:frame>
        <draw:line draw:style-name="gr8" draw:text-style-name="P4" draw:layer="layout" svg:x1="14.589cm" svg:y1="7.35cm" svg:x2="27.035cm" svg:y2="1.889cm">
          <text:p/>
        </draw:line>
        <draw:line draw:style-name="gr8" draw:text-style-name="P4" draw:layer="layout" svg:x1="14.462cm" svg:y1="9.255cm" svg:x2="26.908cm" svg:y2="8.874cm">
          <text:p/>
        </draw:line>
        <draw:line draw:style-name="gr8" draw:text-style-name="P4" draw:layer="layout" svg:x1="14.462cm" svg:y1="12.684cm" svg:x2="26.908cm" svg:y2="18.145cm">
          <text:p/>
        </draw:line>
        <draw:line draw:style-name="gr8" draw:text-style-name="P4" draw:layer="layout" svg:x1="27.035cm" svg:y1="2.905cm" svg:x2="14.462cm" svg:y2="8.112cm">
          <text:p/>
        </draw:line>
        <draw:line draw:style-name="gr8" draw:text-style-name="P4" draw:layer="layout" svg:x1="26.908cm" svg:y1="10.525cm" svg:x2="14.589cm" svg:y2="10.398cm">
          <text:p/>
        </draw:line>
        <draw:line draw:style-name="gr8" draw:text-style-name="P4" draw:layer="layout" svg:x1="26.908cm" svg:y1="16.621cm" svg:x2="14.462cm" svg:y2="11.668cm">
          <text:p/>
        </draw:line>
        <draw:frame draw:style-name="gr9" draw:text-style-name="P2" draw:layer="layout" svg:width="12.065cm" svg:height="1.397cm" svg:x="12.303cm" svg:y="1.635cm">
          <draw:text-box>
            <text:p>Perdida de un Paquete</text:p>
          </draw:text-box>
        </draw:frame>
        <draw:custom-shape draw:style-name="gr1" draw:text-style-name="P1" draw:layer="layout" svg:width="1.778cm" svg:height="1.27cm" svg:x="12.684cm" svg:y="11.033cm">
          <text:p text:style-name="P1">C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477cm" svg:height="1.673cm" svg:x="5.572cm" svg:y="16.875cm">
          <draw:text-box>
            <text:p>Paquete perdido</text:p>
            <text:p/>
          </draw:text-box>
        </draw:frame>
        <draw:line draw:style-name="gr8" draw:text-style-name="P4" draw:layer="layout" svg:x1="8.366cm" svg:y1="16.494cm" svg:x2="7.223cm" svg:y2="10.779cm">
          <text:p/>
        </draw:line>
        <draw:custom-shape draw:style-name="gr1" draw:text-style-name="P1" draw:layer="layout" svg:width="1.778cm" svg:height="1.27cm" svg:x="12.684cm" svg:y="9.128cm">
          <text:p text:style-name="P1">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8:27:17.995378097</meta:creation-date>
    <dc:date>2020-06-11T08:50:16.483685304</dc:date>
    <meta:editing-duration>PT12M17S</meta:editing-duration>
    <meta:editing-cycles>2</meta:editing-cycles>
    <meta:generator>LibreOffice/6.1.5.2$Linux_X86_64 LibreOffice_project/10$Build-2</meta:generator>
    <meta:document-statistic meta:object-count="23"/>
  </office:meta>
</office:document-meta>
</file>